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sans-serif" svg:font-family="sans-serif, Arial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8.251cm" style:page-number="auto" fo:break-before="page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Heading_20_2">
      <style:text-properties fo:color="#167e7e" loext:opacity="100%" style:font-name="sans-serif" fo:font-size="14pt" style:font-name-asian="Times New Roman" style:font-size-asian="14pt" style:font-name-complex="sans-serif" style:font-size-complex="14pt"/>
    </style:style>
    <style:style style:name="P2" style:family="paragraph" style:parent-style-name="Heading_20_2">
      <style:text-properties fo:color="#167e7e" loext:opacity="100%" style:font-name="sans-serif" fo:font-size="14pt" officeooo:paragraph-rsid="000b2514" style:font-name-asian="Times New Roman" style:font-size-asian="14pt" style:font-name-complex="sans-serif" style:font-size-complex="14pt"/>
    </style:style>
    <style:style style:name="P3" style:family="paragraph" style:parent-style-name="Heading_20_2">
      <style:text-properties fo:color="#167e7e" loext:opacity="100%" style:font-name="sans-serif" fo:font-size="14pt" fo:language="fr" fo:country="FR" fo:font-weight="bold" style:font-name-asian="Times New Roman" style:font-size-asian="14pt" style:language-asian="zh" style:country-asian="CN" style:font-weight-asian="bold" style:font-name-complex="sans-serif" style:font-size-complex="14pt" style:language-complex="ar" style:country-complex="SA" style:font-weight-complex="bold"/>
    </style:style>
    <style:style style:name="P4" style:family="paragraph" style:parent-style-name="Heading_20_2" style:list-style-name="">
      <style:paragraph-properties fo:margin-left="0cm" fo:margin-right="0cm" fo:text-indent="0cm" style:auto-text-indent="false"/>
      <style:text-properties fo:color="#167e7e" loext:opacity="100%" style:font-name="sans-serif" fo:font-size="14pt" style:font-name-asian="Times New Roman" style:font-size-asian="14pt" style:font-name-complex="sans-serif" style:font-size-complex="14pt"/>
    </style:style>
    <style:style style:name="P5" style:family="paragraph" style:parent-style-name="Heading_20_2">
      <style:paragraph-properties fo:margin-left="0cm" fo:margin-right="0.15cm" fo:margin-top="0cm" fo:margin-bottom="0.212cm" style:contextual-spacing="false" fo:line-height="100%" fo:orphans="0" fo:widows="0" fo:text-indent="0cm" style:auto-text-indent="false" style:text-autospace="none"/>
    </style:style>
    <style:style style:name="P6" style:family="paragraph" style:parent-style-name="Standard">
      <loext:graphic-properties draw:fill="solid" draw:fill-color="#167e7e"/>
      <style:paragraph-properties fo:margin-left="0.326cm" fo:margin-right="0.326cm" fo:margin-top="0cm" fo:margin-bottom="0cm" style:contextual-spacing="false" fo:line-height="100%" fo:orphans="0" fo:widows="0" fo:text-indent="0cm" style:auto-text-indent="false" fo:background-color="#167e7e" fo:padding="0cm" fo:border="0.99pt solid #167e7e" style:shadow="none" style:text-autospace="none"/>
    </style:style>
    <style:style style:name="P7" style:family="paragraph" style:parent-style-name="Standard">
      <loext:graphic-properties draw:fill="solid" draw:fill-color="#167e7e"/>
      <style:paragraph-properties fo:margin-left="0.326cm" fo:margin-right="0.326cm" fo:margin-top="0cm" fo:margin-bottom="0cm" style:contextual-spacing="false" fo:line-height="100%" fo:orphans="0" fo:widows="0" fo:text-indent="0cm" style:auto-text-indent="false" fo:background-color="#167e7e" fo:padding="0cm" fo:border="0.99pt solid #167e7e" style:shadow="none" style:text-autospace="none"/>
      <style:text-properties fo:color="#ffffff" loext:opacity="100%" style:font-name="sans-serif" fo:font-size="8pt" style:font-size-asian="8pt" style:font-name-complex="sans-serif" style:font-size-complex="8pt"/>
    </style:style>
    <style:style style:name="P8" style:family="paragraph" style:parent-style-name="Standard">
      <style:paragraph-properties fo:margin-left="0.326cm" fo:margin-right="0.326cm" fo:margin-top="0cm" fo:margin-bottom="0cm" style:contextual-spacing="false" fo:line-height="100%" fo:orphans="0" fo:widows="0" fo:text-indent="0cm" style:auto-text-indent="false" fo:padding="0cm" fo:border="0.99pt solid #167e7e" style:shadow="none" style:text-autospace="none"/>
      <style:text-properties fo:color="#000000" loext:opacity="100%" style:font-name="sans-serif" fo:font-size="7pt" style:font-size-asian="7pt" style:font-name-complex="sans-serif" style:font-size-complex="7pt"/>
    </style:style>
    <style:style style:name="P9" style:family="paragraph" style:parent-style-name="Standard">
      <style:paragraph-properties fo:margin-left="0.326cm" fo:margin-right="0.326cm" fo:margin-top="0.176cm" fo:margin-bottom="0.176cm" style:contextual-spacing="false" fo:line-height="100%" fo:orphans="0" fo:widows="0" fo:text-indent="0cm" style:auto-text-indent="false" fo:padding="0cm" fo:border="0.99pt solid #167e7e" style:shadow="none" style:text-autospace="none"/>
      <style:text-properties fo:color="#167e7e" loext:opacity="100%" style:font-name="sans-serif" fo:font-size="10pt" style:font-size-asian="10pt" style:font-name-complex="sans-serif" style:font-size-complex="10pt"/>
    </style:style>
    <style:style style:name="P10" style:family="paragraph" style:parent-style-name="Standard">
      <style:paragraph-properties fo:margin-left="0.326cm" fo:margin-right="0.326cm" fo:margin-top="0.176cm" fo:margin-bottom="0.176cm" style:contextual-spacing="false" fo:line-height="100%" fo:orphans="0" fo:widows="0" fo:text-indent="0cm" style:auto-text-indent="false" fo:padding="0cm" fo:border="0.99pt solid #167e7e" style:shadow="none" style:text-autospace="none"/>
      <style:text-properties fo:color="#000000" loext:opacity="100%" style:font-name="sans-serif" fo:font-size="7pt" style:font-size-asian="7pt" style:font-name-complex="sans-serif" style:font-size-complex="7pt"/>
    </style:style>
    <style:style style:name="P11" style:family="paragraph" style:parent-style-name="Standard">
      <loext:graphic-properties draw:fill="solid" draw:fill-color="#ffffff"/>
      <style:paragraph-properties fo:margin-left="0.15cm" fo:margin-right="0.15cm" fo:margin-top="0cm" fo:margin-bottom="0cm" style:contextual-spacing="false" fo:line-height="100%" fo:orphans="0" fo:widows="0" fo:text-indent="0cm" style:auto-text-indent="false" fo:background-color="#ffffff" style:text-autospace="none"/>
      <style:text-properties fo:color="#167e7e" loext:opacity="100%" style:font-name="sans-serif" fo:font-size="14pt" fo:language="en" fo:country="US" fo:font-weight="bold" style:font-size-asian="14pt" style:font-weight-asian="bold" style:font-name-complex="sans-serif" style:font-size-complex="14pt" style:font-weight-complex="bold"/>
    </style:style>
    <style:style style:name="P12" style:family="paragraph" style:parent-style-name="Standard">
      <loext:graphic-properties draw:fill="solid" draw:fill-color="#167e7e"/>
      <style:paragraph-properties fo:margin-left="0.15cm" fo:margin-right="0.15cm" fo:margin-top="0cm" fo:margin-bottom="0cm" style:contextual-spacing="false" fo:line-height="100%" fo:orphans="0" fo:widows="0" fo:text-indent="0cm" style:auto-text-indent="false" fo:background-color="#167e7e" style:text-autospace="none"/>
      <style:text-properties fo:color="#000000" loext:opacity="100%" style:font-name="sans-serif" fo:font-size="6pt" fo:language="en" fo:country="US" fo:font-weight="bold" style:font-size-asian="6pt" style:font-weight-asian="bold" style:font-name-complex="sans-serif" style:font-size-complex="6pt" style:font-weight-complex="bold"/>
    </style:style>
    <style:style style:name="P13" style:family="paragraph" style:parent-style-name="Standard">
      <loext:graphic-properties draw:fill="solid" draw:fill-color="#ffffff"/>
      <style:paragraph-properties fo:margin-left="0.15cm" fo:margin-right="0.15cm" fo:margin-top="0cm" fo:margin-bottom="0cm" style:contextual-spacing="false" fo:line-height="100%" fo:orphans="0" fo:widows="0" fo:text-indent="0cm" style:auto-text-indent="false" fo:background-color="#ffffff" fo:padding="0cm" fo:border-left="none" fo:border-right="none" fo:border-top="0.99pt solid #dddddd" fo:border-bottom="none" style:shadow="none" style:text-autospace="none"/>
    </style:style>
    <style:style style:name="P14" style:family="paragraph" style:parent-style-name="Standard">
      <style:paragraph-properties fo:margin-left="0.15cm" fo:margin-right="0.15cm" fo:margin-top="0.282cm" fo:margin-bottom="0.199cm" style:contextual-spacing="false" fo:line-height="100%" fo:orphans="0" fo:widows="0" fo:text-indent="0cm" style:auto-text-indent="false" style:text-autospace="none"/>
      <style:text-properties fo:color="#0a777a" loext:opacity="100%" fo:font-size="10pt" style:font-size-asian="10pt" style:font-name-complex="Helvetica" style:font-size-complex="10pt"/>
    </style:style>
    <style:style style:name="P15" style:family="paragraph" style:parent-style-name="Standard">
      <loext:graphic-properties draw:fill="solid" draw:fill-color="#ffffff"/>
      <style:paragraph-properties fo:margin-left="0cm" fo:margin-right="0.15cm" fo:margin-top="0cm" fo:margin-bottom="0cm" style:contextual-spacing="false" fo:line-height="100%" fo:orphans="0" fo:widows="0" fo:text-indent="0cm" style:auto-text-indent="false" fo:background-color="#ffffff" style:text-autospace="none"/>
      <style:text-properties fo:color="#167e7e" loext:opacity="100%" style:font-name="sans-serif" fo:font-size="14pt" fo:font-weight="bold" style:font-size-asian="14pt" style:font-weight-asian="bold" style:font-name-complex="sans-serif" style:font-size-complex="14pt" style:font-weight-complex="bold"/>
    </style:style>
    <style:style style:name="P16" style:family="paragraph" style:parent-style-name="Standard">
      <style:paragraph-properties fo:margin-left="0.499cm" fo:margin-right="0cm" fo:margin-top="0cm" fo:margin-bottom="0cm" style:contextual-spacing="false" fo:line-height="100%" fo:orphans="0" fo:widows="0" fo:text-indent="0cm" style:auto-text-indent="false" style:text-autospace="none"/>
      <style:text-properties fo:color="#808080" loext:opacity="100%" style:font-name="sans-serif" fo:font-size="7.5pt" style:font-size-asian="7.5pt" style:font-name-complex="sans-serif" style:font-size-complex="7.5pt"/>
    </style:style>
    <style:style style:name="P17" style:family="paragraph" style:parent-style-name="Standard">
      <style:paragraph-properties fo:margin-left="0.399cm" fo:margin-right="0cm" fo:margin-top="0cm" fo:margin-bottom="0cm" style:contextual-spacing="false" fo:line-height="100%" fo:text-align="end" style:justify-single-word="false" fo:orphans="0" fo:widows="0" fo:text-indent="0cm" style:auto-text-indent="false" style:text-autospace="none"/>
    </style:style>
    <style:style style:name="P18" style:family="paragraph" style:parent-style-name="Standard">
      <style:paragraph-properties fo:margin-top="0cm" fo:margin-bottom="0.353cm" style:contextual-spacing="false"/>
      <style:text-properties fo:color="#808080" loext:opacity="100%" style:font-name="sans-serif" fo:font-size="7.5pt" style:font-size-asian="7.5pt" style:font-name-complex="sans-serif" style:font-size-complex="7.5pt"/>
    </style:style>
    <style:style style:name="P19" style:family="paragraph" style:parent-style-name="Standard">
      <style:paragraph-properties fo:margin-top="0cm" fo:margin-bottom="0.353cm" style:contextual-spacing="false" fo:line-height="115%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Text_20_body">
      <style:paragraph-properties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Text_20_body" style:list-style-name="WW8Num2">
      <style:paragraph-properties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>
      <loext:graphic-properties draw:fill="solid" draw:fill-color="#ffffff"/>
      <style:paragraph-properties fo:margin-left="0.15cm" fo:margin-right="0.15cm" fo:margin-top="0cm" fo:margin-bottom="0cm" style:contextual-spacing="false" fo:line-height="100%" fo:orphans="0" fo:widows="0" fo:text-indent="0cm" style:auto-text-indent="false" fo:background-color="#ffffff" style:text-autospace="none"/>
      <style:text-properties fo:color="#000000" loext:opacity="100%" fo:font-size="10pt" fo:font-style="italic" style:font-size-asian="10pt" style:font-style-asian="italic" style:font-name-complex="sans-serif" style:font-size-complex="10pt"/>
    </style:style>
    <style:style style:name="P25" style:family="paragraph" style:parent-style-name="Text_20_body" style:list-style-name="WW8Num2">
      <style:paragraph-properties fo:margin-top="0cm" fo:margin-bottom="0cm" style:contextual-spacing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WW8Num6">
      <style:paragraph-properties fo:margin-top="0cm" fo:margin-bottom="0cm" style:contextual-spacing="false"/>
      <style:text-properties officeooo:paragraph-rsid="000a1280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officeooo:rsid="000b2514" officeooo:paragraph-rsid="000b2514"/>
    </style:style>
    <style:style style:name="P31" style:family="paragraph" style:parent-style-name="Text_20_body" style:list-style-name="WW8Num8">
      <style:paragraph-properties fo:margin-left="1.251cm" fo:margin-right="0cm" fo:margin-top="0cm" fo:margin-bottom="0cm" style:contextual-spacing="false" fo:text-indent="-0.501cm" style:auto-text-indent="false">
        <style:tab-stops>
          <style:tab-stop style:position="0cm"/>
        </style:tab-stops>
      </style:paragraph-properties>
    </style:style>
    <style:style style:name="P32" style:family="paragraph" style:parent-style-name="Text_20_body" style:list-style-name="WW8Num3">
      <style:paragraph-properties fo:margin-left="1.251cm" fo:margin-right="0cm" fo:margin-top="0cm" fo:margin-bottom="0cm" style:contextual-spacing="false" fo:text-indent="-0.501cm" style:auto-text-indent="false">
        <style:tab-stops>
          <style:tab-stop style:position="0cm"/>
        </style:tab-stops>
      </style:paragraph-properties>
    </style:style>
    <style:style style:name="P33" style:family="paragraph" style:parent-style-name="Text_20_body" style:list-style-name="WW8Num4">
      <style:paragraph-properties fo:margin-left="1.251cm" fo:margin-right="0cm" fo:margin-top="0cm" fo:margin-bottom="0cm" style:contextual-spacing="false" fo:text-indent="-0.501cm" style:auto-text-indent="false">
        <style:tab-stops>
          <style:tab-stop style:position="0cm"/>
        </style:tab-stops>
      </style:paragraph-properties>
    </style:style>
    <style:style style:name="P34" style:family="paragraph" style:parent-style-name="Text_20_body" style:list-style-name="WW8Num5">
      <style:paragraph-properties fo:margin-left="1.251cm" fo:margin-right="0cm" fo:margin-top="0cm" fo:margin-bottom="0cm" style:contextual-spacing="false" fo:text-indent="-0.501cm" style:auto-text-indent="false">
        <style:tab-stops>
          <style:tab-stop style:position="0cm"/>
        </style:tab-stops>
      </style:paragraph-properties>
    </style:style>
    <style:style style:name="P35" style:family="paragraph" style:parent-style-name="Text_20_body" style:list-style-name="WW8Num6">
      <style:paragraph-properties fo:margin-left="1.251cm" fo:margin-right="0cm" fo:margin-top="0cm" fo:margin-bottom="0cm" style:contextual-spacing="false" fo:text-indent="-0.501cm" style:auto-text-indent="false">
        <style:tab-stops>
          <style:tab-stop style:position="0cm"/>
        </style:tab-stops>
      </style:paragraph-properties>
    </style:style>
    <style:style style:name="P36" style:family="paragraph" style:parent-style-name="Text_20_body" style:list-style-name="WW8Num7">
      <style:paragraph-properties fo:margin-left="1.251cm" fo:margin-right="0cm" fo:margin-top="0cm" fo:margin-bottom="0cm" style:contextual-spacing="false" fo:text-indent="-0.501cm" style:auto-text-indent="false">
        <style:tab-stops>
          <style:tab-stop style:position="0cm"/>
        </style:tab-stops>
      </style:paragraph-properties>
    </style:style>
    <style:style style:name="P37" style:family="paragraph" style:parent-style-name="Text_20_body" style:list-style-name="WW8Num6">
      <style:paragraph-properties fo:margin-left="1.251cm" fo:margin-right="0cm" fo:margin-top="0cm" fo:margin-bottom="0cm" style:contextual-spacing="false" fo:text-indent="-0.501cm" style:auto-text-indent="false">
        <style:tab-stops>
          <style:tab-stop style:position="0cm"/>
        </style:tab-stops>
      </style:paragraph-properties>
      <style:text-properties fo:language="en" fo:country="US" officeooo:paragraph-rsid="000a1280"/>
    </style:style>
    <style:style style:name="P38" style:family="paragraph" style:parent-style-name="Text_20_body" style:list-style-name="WW8Num7">
      <style:paragraph-properties fo:margin-left="1.251cm" fo:margin-right="0cm" fo:margin-top="0cm" fo:margin-bottom="0cm" style:contextual-spacing="false" fo:text-indent="-0.501cm" style:auto-text-indent="false">
        <style:tab-stops>
          <style:tab-stop style:position="0cm"/>
        </style:tab-stops>
      </style:paragraph-properties>
      <style:text-properties officeooo:paragraph-rsid="000b2514"/>
    </style:style>
    <style:style style:name="P39" style:family="paragraph" style:parent-style-name="Text_20_body">
      <style:paragraph-properties fo:margin-top="0cm" fo:margin-bottom="0.212cm" style:contextual-spacing="false"/>
    </style:style>
    <style:style style:name="P40" style:family="paragraph" style:parent-style-name="Text_20_body">
      <style:paragraph-properties fo:margin-top="0cm" fo:margin-bottom="0.212cm" style:contextual-spacing="false"/>
      <style:text-properties officeooo:rsid="000b2514" officeooo:paragraph-rsid="000b2514"/>
    </style:style>
    <style:style style:name="P41" style:family="paragraph" style:parent-style-name="Text_20_body">
      <style:paragraph-properties fo:margin-top="0cm" fo:margin-bottom="0.212cm" style:contextual-spacing="false"/>
      <style:text-properties officeooo:paragraph-rsid="000b2514"/>
    </style:style>
    <style:style style:name="T1" style:family="text">
      <style:text-properties fo:color="#ffffff" loext:opacity="100%" style:font-name="sans-serif" fo:font-size="8pt" style:font-size-asian="8pt" style:font-name-complex="sans-serif" style:font-size-complex="8pt"/>
    </style:style>
    <style:style style:name="T2" style:family="text">
      <style:text-properties fo:color="#ffffff" loext:opacity="100%" style:font-name="sans-serif" fo:font-size="8pt" officeooo:rsid="000b2514" style:font-size-asian="8pt" style:font-name-complex="sans-serif" style:font-size-complex="8pt"/>
    </style:style>
    <style:style style:name="T3" style:family="text">
      <style:text-properties style:font-name="sans-serif" fo:language="en" fo:country="US" fo:font-weight="bold" style:font-weight-asian="bold" style:font-weight-complex="bold"/>
    </style:style>
    <style:style style:name="T4" style:family="text">
      <style:text-properties fo:color="#000000" loext:opacity="100%" style:font-name="sans-serif" fo:font-size="8pt" style:font-size-asian="8pt" style:font-name-complex="sans-serif" style:font-size-complex="8pt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/>
    </style:style>
    <style:style style:name="T7" style:family="text">
      <style:text-properties fo:color="#808080" loext:opacity="100%" style:font-name="sans-serif" fo:font-size="7.5pt" style:font-size-asian="7.5pt" style:font-name-complex="sans-serif" style:font-size-complex="7.5pt"/>
    </style:style>
    <style:style style:name="T8" style:family="text">
      <style:text-properties fo:color="#167e7e" loext:opacity="100%" style:font-name="sans-serif" fo:font-size="14pt" fo:language="fr" fo:country="FR" fo:font-weight="bold" style:font-name-asian="Times New Roman" style:font-size-asian="14pt" style:language-asian="zh" style:country-asian="CN" style:font-weight-asian="bold" style:font-name-complex="sans-serif" style:font-size-complex="14pt" style:language-complex="ar" style:country-complex="SA" style:font-weight-complex="bold"/>
    </style:style>
    <style:style style:name="T9" style:family="text">
      <style:text-properties fo:color="#167e7e" loext:opacity="100%" style:font-name="sans-serif" fo:font-size="14pt" fo:font-weight="bold" style:font-size-asian="14pt" style:font-weight-asian="bold" style:font-name-complex="sans-serif" style:font-size-complex="14pt" style:font-weight-complex="bold"/>
    </style:style>
    <style:style style:name="T10" style:family="text">
      <style:text-properties fo:color="#167e7e" loext:opacity="100%" style:font-name="sans-serif" fo:font-size="14pt" style:font-name-asian="Times New Roman" style:font-size-asian="14pt" style:font-name-complex="sans-serif" style:font-size-complex="14pt"/>
    </style:style>
    <style:style style:name="T11" style:family="text">
      <style:text-properties officeooo:rsid="000b2514"/>
    </style:style>
    <style:style style:name="T12" style:family="text">
      <style:text-properties style:use-window-font-color="true" loext:opacity="0%" style:font-name="Calibri" fo:font-size="11pt" fo:language="fr" fo:country="FR" fo:font-style="italic" officeooo:rsid="000b2514" style:font-name-asian="Times New Roman" style:font-size-asian="11pt" style:language-asian="zh" style:country-asian="CN" style:font-name-complex="Calibri" style:font-size-complex="11pt" style:language-complex="ar" style:country-complex="S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bookmark text:name="hN1000E"/><text:span text:style-name="T1">Stage pratique de </text:span><text:span text:style-name="T2">4</text:span><text:span text:style-name="T1"> </text:span><text:span text:style-name="T4"><text:s/></text:span><text:span text:style-name="T1">jours</text:span></text:p>
            <text:p text:style-name="P7"/>
            <text:p text:style-name="P9">Participants</text:p>
            <text:p text:style-name="P10">Ingénieurs/Chefs de projet IA, consultants IA et toute personne souhaitant découvrir les techniques Deep Learning dans la résolution de problèmes industriels.</text:p>
            <text:p text:style-name="P9">Pré-requis</text:p>
            <text:p text:style-name="P8">Bonnes connaissances en statistiques. Bonnes connaissances du Machine Learning, connaissances équivalentes à celles apportées par le cours Machine Learning, méthodes et solutions. Expérience requise.</text:p>
            <text:p text:style-name="P8"/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11">Deep Learning avec Keras et Tensor Flow 2</text:p>
            <text:p text:style-name="P12"/>
            <text:p text:style-name="P14">Objectifs</text:p>
            <text:p text:style-name="P24">Comprendre l'évolution des réseaux de neurones et les raisons du succès actuel du Deep Learning </text:p>
            <text:list xml:id="list3664913511" text:style-name="WW8Num2">
              <text:list-item>
                <text:p text:style-name="P25">Utiliser les bibliothèques de Deep Learning les plus populaires </text:p>
              </text:list-item>
              <text:list-item>
                <text:p text:style-name="P25">Comprendre les principes de conception, les outils de diagnostic et les effets des différents verrous et leviers </text:p>
              </text:list-item>
              <text:list-item>
                <text:p text:style-name="P21">Acquérir de l'expérience pratique sur plusieurs problèmes réels </text:p>
              </text:list-item>
            </text:list>
            <text:p text:style-name="P20"/>
            <text:h text:style-name="P5" text:outline-level="2"><text:span text:style-name="T8">Introduction à la modélisation</text:span> </text:h>
            <text:list xml:id="list3625191367" text:style-name="L13">
              <text:list-item>
                <text:p text:style-name="P26">Introduction au logiciel Jupiter Notebook. </text:p>
              </text:list-item>
              <text:list-item>
                <text:p text:style-name="P26">Les étapes de construction d'un modèle. </text:p>
              </text:list-item>
              <text:list-item>
                <text:p text:style-name="P26">Les algorithmes supervisés et non supervisés. </text:p>
              </text:list-item>
              <text:list-item>
                <text:p text:style-name="P22">Le choix entre la régression et la classification. </text:p>
              </text:list-item>
            </text:list>
            <text:p text:style-name="Text_20_body"><text:span text:style-name="Strong_20_Emphasis">Travaux pratiques </text:span><text:line-break/><text:span text:style-name="T12">Utilisation</text:span><text:span text:style-name="T5"> de Jupiter Notebook.</text:span></text:p>
            <text:h text:style-name="P3" text:outline-level="2"><text:bookmark text:name="ID0EEAA3"/>Procédures d'évaluation de modèles</text:h>
            <text:list xml:id="list4282097243" text:style-name="L14">
              <text:list-item>
                <text:p text:style-name="P27">Les techniques de ré-échantillonnage en jeu d'apprentissage, de validation et de test. </text:p>
              </text:list-item>
              <text:list-item>
                <text:p text:style-name="P27">Test de représentativité des données d'apprentissage. </text:p>
              </text:list-item>
              <text:list-item>
                <text:p text:style-name="P27">Mesures de performance des modèles prédictifs. </text:p>
              </text:list-item>
              <text:list-item>
                <text:p text:style-name="P23">Matrice de confusion, de coût et la courbe ROC et AUC. </text:p>
              </text:list-item>
            </text:list>
            <text:p text:style-name="Text_20_body"><text:span text:style-name="Strong_20_Emphasis">Travaux pratiques </text:span><text:line-break/><text:span text:style-name="T5">Mise en place d'échantillonnage de jeux de donnes. Effectuer des tests d'évaluations sur plusieurs modèles fournis.</text:span></text:p>
            <text:h text:style-name="P3" text:outline-level="2"><text:bookmark text:name="ID0EDAA3"/>Les algorithmes supervisés</text:h>
            <text:list xml:id="list117205111" text:style-name="L15">
              <text:list-item>
                <text:p text:style-name="P28">Le principe de régression linéaire univariée. </text:p>
              </text:list-item>
              <text:list-item>
                <text:p text:style-name="P28">La régression multivariée. </text:p>
              </text:list-item>
              <text:list-item>
                <text:p text:style-name="P28">La régression polynomiale. </text:p>
              </text:list-item>
              <text:list-item>
                <text:p text:style-name="P30">Support Vector Machines</text:p>
              </text:list-item>
              <text:list-item>
                <text:p text:style-name="P30">Random Forest</text:p>
              </text:list-item>
            </text:list>
            <text:p text:style-name="Text_20_body"><text:span text:style-name="Strong_20_Emphasis">Travaux pratiques </text:span><text:line-break/><text:span text:style-name="T5">Mise en œuvre des régressions et des classifications sur plusieurs types de données.</text:span></text:p>
            <text:p text:style-name="Text_20_body"><text:span text:style-name="T5"/></text:p>
            <text:p text:style-name="Text_20_body"><text:span text:style-name="T5"/></text:p>
            <text:p text:style-name="Text_20_body"><text:span text:style-name="T5"/></text:p>
            <text:p text:style-name="Text_20_body"><text:soft-page-break/><text:span text:style-name="T5"/></text:p>
            <text:p text:style-name="P13"><text:span text:style-name="T9">Introduction à Tensorflow2</text:span></text:p>
            <text:list xml:id="list4095495311" text:style-name="WW8Num8">
              <text:list-item>
                <text:p text:style-name="P31">Concepts de base : tf.Variable, tf.GradientTape, tf.Module, tf.Tensor…</text:p>
              </text:list-item>
              <text:list-item>
                <text:p text:style-name="P31">Dimensionnalité et Tenseurs.</text:p>
              </text:list-item>
              <text:list-item>
                <text:p text:style-name="P31">Manipulation de matrices. Régression linéaire. Descente de gradient.</text:p>
              </text:list-item>
              <text:list-item>
                <text:p text:style-name="P31">Fournir des données à l’algorithme d’entraînement.</text:p>
              </text:list-item>
              <text:list-item>
                <text:p text:style-name="P31">Enregistrement et restauration des modèles. Visualisation de graphe et de courbes d’apprentissage.</text:p>
              </text:list-item>
            </text:list>
            <text:p text:style-name="P39"><text:span text:style-name="Strong_20_Emphasis">Démonstration</text:span><text:line-break/><text:span text:style-name="T6">Présentation des exemples de Machine Learning en classification et régression.</text:span></text:p>
            <text:p text:style-name="P15"><text:bookmark text:name="ID0EFAA"/>Introduction aux réseaux de neurones artificiels</text:p>
            <text:list xml:id="list2683368244" text:style-name="WW8Num3">
              <text:list-item>
                <text:p text:style-name="P32">Du biologique à l’artificiel. </text:p>
              </text:list-item>
              <text:list-item>
                <text:p text:style-name="P32">Entraînement d’un PMC (perceptron multicouche) avec Keras.</text:p>
              </text:list-item>
              <text:list-item>
                <text:p text:style-name="P32">Régler précisément les hyperparamètres d’un réseau de neurones avec Keras Tuner</text:p>
              </text:list-item>
            </text:list>
            <text:h text:style-name="P1" text:outline-level="2"><text:bookmark text:name="ID0EEAA"/>Entraînement de réseaux de neurones profonds</text:h>
            <text:list xml:id="list2546707801" text:style-name="WW8Num4">
              <text:list-item>
                <text:p text:style-name="P33">Problèmes de disparition et d’explosion des gradients. </text:p>
              </text:list-item>
              <text:list-item>
                <text:p text:style-name="P33">Transfer Learning : réexploitation d’un réseau existant.</text:p>
              </text:list-item>
              <text:list-item>
                <text:p text:style-name="P33">Optimisateurs rapides.</text:p>
              </text:list-item>
              <text:list-item>
                <text:p text:style-name="P33">Éviter le sur-apprentissage grâce à la régularisation. </text:p>
              </text:list-item>
              <text:list-item>
                <text:p text:style-name="P33">Recommandations pratiques. </text:p>
              </text:list-item>
            </text:list>
            <text:p text:style-name="P39"><text:span text:style-name="Strong_20_Emphasis">Travaux pratiques </text:span><text:line-break/><text:span text:style-name="T6">Mise en œuvre d'un réseau de neurones à la manière du framework TensorFlow.</text:span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h text:style-name="P1" text:outline-level="2"><text:bookmark text:name="ID0EDAA"/><text:soft-page-break/>Réseaux de neurones convolutifs</text:h>
            <text:list xml:id="list1460775412" text:style-name="WW8Num5">
              <text:list-item>
                <text:p text:style-name="P34">Dimensionnalité des Tenseurs.</text:p>
              </text:list-item>
              <text:list-item>
                <text:p text:style-name="P34">L’architecture du cortex visuel. </text:p>
              </text:list-item>
              <text:list-item>
                <text:p text:style-name="P34">Couche de convolution. </text:p>
              </text:list-item>
              <text:list-item>
                <text:p text:style-name="P34">Couche de pooling. </text:p>
              </text:list-item>
              <text:list-item>
                <text:p text:style-name="P34">Architectures de CNN. </text:p>
              </text:list-item>
            </text:list>
            <text:p text:style-name="P41"><text:span text:style-name="Strong_20_Emphasis">Travaux pratiques </text:span><text:line-break/><text:span text:style-name="T6">Mise en œuvre des CNN en utilisant des jeux de données variés.</text:span></text:p>
            <text:h text:style-name="P2" text:outline-level="2">Autoencodeurs</text:h>
            <text:list xml:id="list2530861444" text:style-name="WW8Num7">
              <text:list-item>
                <text:p text:style-name="P38">Représentations efficaces des données. </text:p>
              </text:list-item>
              <text:list-item>
                <text:p text:style-name="P38">ACP avec un autoencodeur linéaire sous-complet. <text:s text:c="2"/></text:p>
              </text:list-item>
              <text:list-item>
                <text:p text:style-name="P38">Autoencodeurs débruiteurs. Autoencodeurs de régularisation. Détection d’anomalie</text:p>
              </text:list-item>
            </text:list>
            <text:p text:style-name="P41"><text:span text:style-name="Strong_20_Emphasis"><text:span text:style-name="T6">Travaux pratiques </text:span></text:span><text:span text:style-name="T6"><text:line-break/>Mise en œuvre d'autoencodeurs en utilisant des jeux de données variés.</text:span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p text:style-name="P39"><text:span text:style-name="T6"/></text:p>
            <text:h text:style-name="P1" text:outline-level="2"><text:soft-page-break/>Traitement automatique du langage naturel</text:h>
            <text:list xml:id="list2206672950" text:style-name="WW8Num6">
              <text:list-item>
                <text:p text:style-name="P29">Représentation vectorielle des textes. </text:p>
              </text:list-item>
              <text:list-item>
                <text:p text:style-name="P29">Pondération TF-IDF. </text:p>
              </text:list-item>
              <text:list-item>
                <text:p text:style-name="P37">Word2Vec. </text:p>
              </text:list-item>
              <text:list-item>
                <text:p text:style-name="P35">Classification de documents.</text:p>
              </text:list-item>
            </text:list>
            <text:h text:style-name="P4" text:outline-level="2">Réseaux de neurones récurrents</text:h>
            <text:list xml:id="list131960263176492" text:continue-numbering="true" text:style-name="WW8Num6">
              <text:list-item>
                <text:p text:style-name="P35">Dimensionnalité des Tenseurs.</text:p>
              </text:list-item>
              <text:list-item>
                <text:p text:style-name="P35">Neurones récurrents. </text:p>
              </text:list-item>
              <text:list-item>
                <text:p text:style-name="P35">RNR de base avec TensorFlow. </text:p>
              </text:list-item>
              <text:list-item>
                <text:p text:style-name="P35">Entraîner des RNR. RNR profonds. </text:p>
              </text:list-item>
              <text:list-item>
                <text:p text:style-name="P35">Cellule LSTM. Cellule GRU. </text:p>
              </text:list-item>
            </text:list>
            <text:p text:style-name="P39"><text:span text:style-name="Strong_20_Emphasis">Travaux pratiques </text:span><text:line-break/><text:span text:style-name="T6">Mise en œuvre des RNN en utilisant des jeux de données variés.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sans-serif" svg:font-family="sans-serif, Arial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, 'Times New Roman'" style:font-family-generic="roman" style:font-pitch="variable" fo:font-size="18pt" fo:font-weight="bold" style:font-name-asian="Noto Serif CJK SC1" style:font-family-asian="'Noto Serif CJK SC'" style:font-pitch-asian="variable" style:font-size-asian="18pt" style:font-weight-asian="bold" style:font-name-complex="Lohit Devanagari1" style:font-family-complex="'Lohit Devanagari', 'Times New Roman'" style:font-pitch-complex="variable" style:font-size-complex="18pt" style:font-weight-complex="bold"/>
    </style:style>
    <style:style style:name="Légend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15.998cm"/>
    </style:style>
    <style:style style:name="Table2.B" style:family="table-column">
      <style:table-column-properties style:column-width="2.9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cm" fo:border="none" style:writing-mode="lr-tb"/>
    </style:style>
    <style:style style:name="MP1" style:family="paragraph" style:parent-style-name="Standard">
      <style:paragraph-properties fo:margin-top="0cm" fo:margin-bottom="0.353cm" style:contextual-spacing="false"/>
      <style:text-properties fo:color="#808080" loext:opacity="100%" style:font-name="sans-serif" fo:font-size="7.5pt" style:font-size-asian="7.5pt" style:font-name-complex="sans-serif" style:font-size-complex="7.5pt"/>
    </style:style>
    <style:style style:name="MP2" style:family="paragraph" style:parent-style-name="Standard">
      <style:paragraph-properties fo:margin-left="0.499cm" fo:margin-right="0cm" fo:margin-top="0cm" fo:margin-bottom="0cm" style:contextual-spacing="false" fo:line-height="100%" fo:orphans="0" fo:widows="0" fo:text-indent="0cm" style:auto-text-indent="false" style:text-autospace="none"/>
      <style:text-properties fo:color="#808080" loext:opacity="100%" style:font-name="sans-serif" fo:font-size="7.5pt" style:font-size-asian="7.5pt" style:font-name-complex="sans-serif" style:font-size-complex="7.5pt"/>
    </style:style>
    <style:style style:name="MP3" style:family="paragraph" style:parent-style-name="Standard">
      <style:paragraph-properties fo:margin-left="0.399cm" fo:margin-right="0cm" fo:margin-top="0cm" fo:margin-bottom="0cm" style:contextual-spacing="false" fo:line-height="100%" fo:text-align="end" style:justify-single-word="false" fo:orphans="0" fo:widows="0" fo:text-indent="0cm" style:auto-text-indent="false" style:text-autospace="none"/>
    </style:style>
    <style:style style:name="MT1" style:family="text">
      <style:text-properties fo:color="#808080" loext:opacity="100%" style:font-name="sans-serif" fo:font-size="7.5pt" style:font-size-asian="7.5pt" style:font-name-complex="sans-serif" style:font-size-complex="7.5pt"/>
    </style:style>
    <style:page-layout style:name="Mpm1">
      <style:page-layout-properties fo:page-width="21.001cm" fo:page-height="27.94cm" style:num-format="1" style:print-orientation="portrait" fo:margin-top="1.499cm" fo:margin-bottom="1.27cm" fo:margin-left="1.499cm" fo:margin-right="1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29cm" fo:margin-top="0.131cm" style:dynamic-spacing="true"/>
      </style:footer-style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ORSYS, La Grande Arche, Paroi Nord, 92044 Paris La Défense cedex. Tél : +33 (0)1 49 07 73 73. Fax : +33(0)1 49 07 73 78</text:p>
            </table:table-cell>
            <table:table-cell table:style-name="Table2.A1" office:value-type="string">
              <text:p text:style-name="MP3"><text:span text:style-name="MT1">page </text:span><text:span text:style-name="MT1"><text:page-number style:num-format="1" text:select-page="current">4</text:page-number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drey AMOUREUX</meta:initial-creator>
    <meta:creation-date>2021-02-11T09:35:00</meta:creation-date>
    <dc:date>2021-02-15T13:19:59.946239407</dc:date>
    <meta:print-date>2021-02-11T09:52:00</meta:print-date>
    <meta:editing-cycles>10</meta:editing-cycles>
    <meta:editing-duration>PT23M13S</meta:editing-duration>
    <meta:generator>LibreOffice/7.0.3.1$Linux_X86_64 LibreOffice_project/00$Build-1</meta:generator>
    <meta:document-statistic meta:table-count="2" meta:image-count="0" meta:object-count="0" meta:page-count="4" meta:paragraph-count="74" meta:word-count="553" meta:character-count="3805" meta:non-whitespace-character-count="3322"/>
  </office:meta>
</office:document-meta>
</file>